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0.451cm" style:rel-column-width="40258*"/>
    </style:style>
    <style:style style:name="Tabla1.B" style:family="table-column">
      <style:table-column-properties style:column-width="2.646cm" style:rel-column-width="10192*"/>
    </style:style>
    <style:style style:name="Tabla1.C" style:family="table-column">
      <style:table-column-properties style:column-width="3.916cm" style:rel-column-width="1508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 style:data-style-name="N0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5.796cm" fo:margin-left="0.469cm" fo:margin-right="0.542cm" table:align="margins"/>
    </style:style>
    <style:style style:name="Tabla3.A" style:family="table-column">
      <style:table-column-properties style:column-width="9.843cm" style:rel-column-width="40835*"/>
    </style:style>
    <style:style style:name="Tabla3.B" style:family="table-column">
      <style:table-column-properties style:column-width="2.619cm" style:rel-column-width="10867*"/>
    </style:style>
    <style:style style:name="Tabla3.C" style:family="table-column">
      <style:table-column-properties style:column-width="3.334cm" style:rel-column-width="13833*"/>
    </style:style>
    <style:style style:name="Tab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 style:data-style-name="N0">
      <style:table-cell-properties fo:background-color="#b3b3b3" fo:padding="0.097cm" fo:border="0.05pt solid #000000">
        <style:background-image/>
      </style:table-cell-properties>
    </style:style>
    <style:style style:name="Tabla3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 style:data-style-name="N0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a3.A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Preformatted_20_Text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Preformatted_20_Text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Standard"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officeooo:paragraph-rsid="0009ba34"/>
    </style:style>
    <style:style style:name="P15" style:family="paragraph" style:parent-style-name="Standard">
      <style:paragraph-properties fo:margin-left="0cm" fo:margin-right="0cm" fo:text-indent="-0.635cm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18" style:family="paragraph" style:parent-style-name="Preformatted_20_Text" style:list-style-name="L1">
      <style:paragraph-properties fo:margin-top="0cm" fo:margin-bottom="0.499cm" loext:contextual-spacing="false"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ASO UNIDAD 4</text:p>
      <text:p text:style-name="P6"/>
      <text:p text:style-name="P5">1- Dado el siguiente XML:</text:p>
      <text:p text:style-name="P5"/>
      <text:p text:style-name="Preformatted_20_Text">&lt;?xml version="1.0" encoding="UTF-8"?&gt;</text:p>
      <text:p text:style-name="Preformatted_20_Text">&lt;centro&gt;</text:p>
      <text:p text:style-name="Preformatted_20_Text"><text:s text:c="2"/>&lt;nombreCentro&gt;Daniel Castelao&lt;/nombreCentro&gt;</text:p>
      <text:p text:style-name="Preformatted_20_Text"><text:s text:c="2"/>&lt;ciclos&gt;</text:p>
      <text:p text:style-name="Preformatted_20_Text"><text:s text:c="4"/>&lt;ciclo id="ASIR"&gt;</text:p>
      <text:p text:style-name="Preformatted_20_Text"><text:s text:c="6"/>&lt;nombre&gt;Administración de Sistemas Informáticos en Red&lt;/nombre&gt;</text:p>
      <text:p text:style-name="Preformatted_20_Text"><text:s text:c="6"/>&lt;grado&gt;Superior&lt;/grado&gt;</text:p>
      <text:p text:style-name="Preformatted_20_Text"><text:s text:c="6"/>&lt;decretoTitulo&gt;2009&lt;/decretoTitulo&gt;</text:p>
      <text:p text:style-name="Preformatted_20_Text"><text:s text:c="4"/>&lt;/ciclo&gt;</text:p>
      <text:p text:style-name="Preformatted_20_Text"><text:s text:c="4"/>&lt;ciclo id="DAM"&gt;</text:p>
      <text:p text:style-name="Preformatted_20_Text"><text:s text:c="6"/>&lt;nombre&gt;Desarrollo de Aplicaciones Multiplataforma&lt;/nombre&gt;</text:p>
      <text:p text:style-name="Preformatted_20_Text"><text:s text:c="6"/>&lt;grado&gt;Superior&lt;/grado&gt;</text:p>
      <text:p text:style-name="Preformatted_20_Text"><text:s text:c="6"/>&lt;decretoTitulo&gt;2010&lt;/decretoTitulo&gt;</text:p>
      <text:p text:style-name="Preformatted_20_Text"><text:s text:c="4"/>&lt;/ciclo&gt;</text:p>
      <text:p text:style-name="Preformatted_20_Text"><text:s text:c="4"/>&lt;ciclo id="DAW"&gt;</text:p>
      <text:p text:style-name="Preformatted_20_Text"><text:s text:c="6"/>&lt;nombre&gt;Desarrollo de Aplicaciones Web&lt;/nombre&gt;</text:p>
      <text:p text:style-name="Preformatted_20_Text"><text:s text:c="6"/>&lt;grado&gt;Superior&lt;/grado&gt;</text:p>
      <text:p text:style-name="Preformatted_20_Text"><text:s text:c="6"/>&lt;decretoTitulo&gt;2010&lt;/decretoTitulo&gt;</text:p>
      <text:p text:style-name="Preformatted_20_Text"><text:s text:c="4"/>&lt;/ciclo&gt;</text:p>
      <text:p text:style-name="Preformatted_20_Text"><text:s text:c="4"/>&lt;ciclo id="SMR"&gt;</text:p>
      <text:p text:style-name="Preformatted_20_Text"><text:s text:c="6"/>&lt;nombre&gt;Sistemas Microinformáticos y Redes&lt;/nombre&gt;</text:p>
      <text:p text:style-name="Preformatted_20_Text"><text:s text:c="6"/>&lt;grado&gt;Medio&lt;/grado&gt;</text:p>
      <text:p text:style-name="Preformatted_20_Text"><text:s text:c="6"/>&lt;decretoTitulo&gt;2008&lt;/decretoTitulo&gt;</text:p>
      <text:p text:style-name="Preformatted_20_Text"><text:s text:c="4"/>&lt;/ciclo&gt;</text:p>
      <text:p text:style-name="Preformatted_20_Text"><text:s text:c="2"/>&lt;/ciclos&gt;</text:p>
      <text:p text:style-name="P7">&lt;/centro&gt;</text:p>
      <text:p text:style-name="P8">Obtener:</text:p>
      <text:p text:style-name="P9">a)</text:p>
      <text:p text:style-name="P9">CICLOS DANIEL CASTELAO:</text:p>
      <text:list xml:id="list4180443657" text:style-name="L1">
        <text:list-item>
          <text:p text:style-name="P18">Administración de Sistemas Informáticos en Red</text:p>
        </text:list-item>
        <text:list-item>
          <text:p text:style-name="P18">Desarrollo de Aplicaciones Multiplataforma</text:p>
        </text:list-item>
        <text:list-item>
          <text:p text:style-name="P18">Desarrollo de Aplicaciones Web</text:p>
        </text:list-item>
        <text:list-item>
          <text:p text:style-name="P18">Sistemas <text:s/>Microinformáticos y Redes</text:p>
        </text:list-item>
      </text:list>
      <text:p text:style-name="P11">b)</text:p>
      <text:p text:style-name="P10">DANIEL CASTELAO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Administración de Sistemas Informáticos en Red</text:p>
          </table:table-cell>
          <table:table-cell table:style-name="Tabla1.A1" office:value-type="string">
            <text:p text:style-name="P1">Superior</text:p>
          </table:table-cell>
          <table:table-cell table:style-name="Tabla1.C1" office:value-type="float" office:value="2009">
            <text:p text:style-name="P1">2009</text:p>
          </table:table-cell>
        </table:table-row>
        <table:table-row>
          <table:table-cell table:style-name="Tabla1.A4" office:value-type="string">
            <text:p text:style-name="P4">Desarrollo de Aplicaciones Multiplataforma</text:p>
          </table:table-cell>
          <table:table-cell table:style-name="Tabla1.B4" office:value-type="string">
            <text:p text:style-name="P1">Superior</text:p>
          </table:table-cell>
          <table:table-cell table:style-name="Tabla1.C2" office:value-type="float" office:value="2010">
            <text:p text:style-name="P1">2010</text:p>
          </table:table-cell>
        </table:table-row>
        <table:table-row>
          <table:table-cell table:style-name="Tabla1.A4" office:value-type="string">
            <text:p text:style-name="P4">Desarrollo de Aplicaciones Web</text:p>
          </table:table-cell>
          <table:table-cell table:style-name="Tabla1.B4" office:value-type="string">
            <text:p text:style-name="P1">Superior</text:p>
          </table:table-cell>
          <table:table-cell table:style-name="Tabla1.C2" office:value-type="float" office:value="2010">
            <text:p text:style-name="P1">2010</text:p>
          </table:table-cell>
        </table:table-row>
        <table:table-row>
          <table:table-cell table:style-name="Tabla1.A4" office:value-type="string">
            <text:p text:style-name="P4">Sistemas Microinformáticos y Redes</text:p>
          </table:table-cell>
          <table:table-cell table:style-name="Tabla1.B4" office:value-type="string">
            <text:p text:style-name="P1">Medio</text:p>
          </table:table-cell>
          <table:table-cell table:style-name="Tabla1.C2" office:value-type="float" office:value="2009">
            <text:p text:style-name="P1">2009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c)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 text:c="2"/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">Administración de Sistemas Informáticos en Red</text:p>
                </table:table-cell>
                <table:table-cell table:style-name="Tabla3.A1" office:value-type="string">
                  <text:p text:style-name="P2">Superior</text:p>
                </table:table-cell>
                <table:table-cell table:style-name="Tabla3.C1" office:value-type="float" office:value="2009">
                  <text:p text:style-name="P2">2009</text:p>
                </table:table-cell>
              </table:table-row>
              <table:table-row>
                <table:table-cell table:style-name="Tabla3.A4" office:value-type="string">
                  <text:p text:style-name="P3">Desarrollo de Aplicaciones Multiplataforma</text:p>
                </table:table-cell>
                <table:table-cell table:style-name="Tabla3.B4" office:value-type="string">
                  <text:p text:style-name="P2">Superior</text:p>
                </table:table-cell>
                <table:table-cell table:style-name="Tabla3.C2" office:value-type="float" office:value="2010">
                  <text:p text:style-name="P2">2010</text:p>
                </table:table-cell>
              </table:table-row>
              <table:table-row>
                <table:table-cell table:style-name="Tabla3.A4" office:value-type="string">
                  <text:p text:style-name="P3">Desarrollo de Aplicaciones Web</text:p>
                </table:table-cell>
                <table:table-cell table:style-name="Tabla3.B4" office:value-type="string">
                  <text:p text:style-name="P2">Superior</text:p>
                </table:table-cell>
                <table:table-cell table:style-name="Tabla3.C2" office:value-type="float" office:value="2010">
                  <text:p text:style-name="P2">2010</text:p>
                </table:table-cell>
              </table:table-row>
              <table:table-row>
                <table:table-cell table:style-name="Tabla3.A4" office:value-type="string">
                  <text:p text:style-name="P3">Sistemas Microinformáticos y Redes</text:p>
                </table:table-cell>
                <table:table-cell table:style-name="Tabla3.B4" office:value-type="string">
                  <text:p text:style-name="P2">Medio</text:p>
                </table:table-cell>
                <table:table-cell table:style-name="Tabla3.C2" office:value-type="float" office:value="2009">
                  <text:p text:style-name="P2">2009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2"/>
      <text:p text:style-name="P12"/>
      <text:p text:style-name="P12"/>
      <text:p text:style-name="P12"/>
      <text:p text:style-name="P17">2- Valida los <text:s/>XMLs siguientes:</text:p>
      <text:p text:style-name="Standard"/>
      <text:p text:style-name="Standard">a)</text:p>
      <text:p text:style-name="Standard">&lt;?xml version="1.0" encoding="UTF-8"?&gt;</text:p>
      <text:p text:style-name="Standard">&lt;alumno xmlns:xsi="http://www.w3.org/2001/XMLSchema-instance" xsi:noNamespaceSchemaLocation="/home/local/DANIELCASTELAO/fsancheztemprano/Documentos/LMSXI/tst/repaso4/2a.xsd"&gt; </text:p>
      <text:p text:style-name="Standard"><text:s text:c="2"/>&lt;nombre&gt;Marta&lt;/nombre&gt;</text:p>
      <text:p text:style-name="Standard"><text:s text:c="2"/>&lt;apellidos&gt;Pérez&lt;/apellidos&gt;</text:p>
      <text:p text:style-name="Standard">&lt;direccion&gt;</text:p>
      <text:p text:style-name="Standard">&lt;calle&gt;G Barbón&lt;/calle&gt;</text:p>
      <text:p text:style-name="Standard">&lt;numero&gt;56&lt;/numero&gt;</text:p>
      <text:p text:style-name="Standard">&lt;/direccion&gt; </text:p>
      <text:p text:style-name="Standard">&lt;/alumno&gt;</text:p>
      <text:p text:style-name="Standard"/>
      <text:p text:style-name="Standard"/>
      <text:p text:style-name="Standard"/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alumno"&gt;</text:p>
      <text:p text:style-name="Standard"><text:s text:c="4"/>&lt;xs:complexType&gt;</text:p>
      <text:p text:style-name="Standard"><text:s text:c="6"/>&lt;xs:sequence&gt;</text:p>
      <text:p text:style-name="Standard"><text:s text:c="8"/>&lt;xs:element name="nombre" type="xs:string"/&gt;</text:p>
      <text:p text:style-name="Standard"><text:s text:c="8"/>&lt;xs:element name="apellidos" type="xs:string"/&gt;</text:p>
      <text:p text:style-name="Standard"><text:s text:c="2"/>&lt;xs:element name="direccion"&gt;</text:p>
      <text:p text:style-name="Standard"><text:s text:c="4"/>&lt;xs:complexType&gt;</text:p>
      <text:p text:style-name="Standard"><text:s text:c="6"/>&lt;xs:sequence&gt;</text:p>
      <text:p text:style-name="Standard"><text:s text:c="8"/>&lt;xs:element name="calle" type="xs:string"/&gt;</text:p>
      <text:p text:style-name="Standard"><text:s text:c="8"/>&lt;xs:element name="numero" type="xs:string"/&gt;</text:p>
      <text:p text:style-name="Standard"><text:s text:c="6"/>&lt;/xs:sequence&gt;</text:p>
      <text:p text:style-name="Standard"><text:s text:c="4"/>&lt;/xs:complexType&gt;</text:p>
      <text:p text:style-name="Standard"><text:s text:c="2"/>&lt;/xs:element&gt;</text:p>
      <text:p text:style-name="Standard"><text:s text:c="6"/>&lt;/xs:sequence&gt;</text:p>
      <text:p text:style-name="Standard"><text:s text:c="4"/>&lt;/xs:complexType&gt;</text:p>
      <text:p text:style-name="Standard"><text:s text:c="2"/>&lt;/xs:element&gt;</text:p>
      <text:p text:style-name="Standard">&lt;/xs:schema&gt;</text:p>
      <text:p text:style-name="P16">b) </text:p>
      <text:p text:style-name="Standard"/>
      <text:p text:style-name="Standard">&lt;libro&gt; </text:p>
      <text:p text:style-name="P14">&lt;titulo&gt;John Smith&lt;/titulo&gt;</text:p>
      <text:p text:style-name="P14">&lt;autor&gt;1032&lt;/autor&gt;</text:p>
      <text:p text:style-name="Standard">&lt;editorial&gt;2011-01-19&lt;/editorial&gt;</text:p>
      <text:p text:style-name="Standard">&lt;/libro&gt;</text:p>
      <text:p text:style-name="Standard"/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libro"&gt;</text:p>
      <text:p text:style-name="Standard"><text:s text:c="4"/>&lt;xs:complexType&gt;</text:p>
      <text:p text:style-name="Standard"><text:s text:c="6"/>&lt;xs:sequence&gt;</text:p>
      <text:p text:style-name="Standard"><text:s text:c="8"/>&lt;xs:element name="titulo" type="xs:string"/&gt;</text:p>
      <text:p text:style-name="Standard"><text:s text:c="8"/>&lt;xs:element name="autor" type="xs:string"/&gt;</text:p>
      <text:p text:style-name="Standard"><text:s text:c="8"/>&lt;xs:element name="editorial" type="xs:string"/&gt;</text:p>
      <text:p text:style-name="Standard"><text:s text:c="6"/>&lt;/xs:sequence&gt;</text:p>
      <text:p text:style-name="Standard"><text:s text:c="4"/>&lt;/xs:complexType&gt;</text:p>
      <text:p text:style-name="Standard"><text:s text:c="2"/>&lt;/xs:element&gt;</text:p>
      <text:p text:style-name="Standard">&lt;/xs:schema&gt;</text:p>
      <text:p text:style-name="P16">c)</text:p>
      <text:p text:style-name="Standard"/>
      <text:p text:style-name="Standard">&lt;alumno numero="5657" dni="43111544A"&gt;</text:p>
      <text:p text:style-name="Standard">&lt;nombre&gt;Juan Garcia&lt;/nombre&gt;</text:p>
      <text:p text:style-name="Standard">&lt;direccion&gt;Avenida de la Fuente 6 Vigo&lt;/direccion&gt;</text:p>
      <text:p text:style-name="Standard">&lt;telefonos&gt;</text:p>
      <text:p text:style-name="Standard">&lt;fijo&gt;1234&lt;/fijo&gt;</text:p>
      <text:p text:style-name="Standard">&lt;movil&gt;5678&lt;/movil&gt;</text:p>
      <text:p text:style-name="Standard">&lt;/telefonos&gt;</text:p>
      <text:p text:style-name="Standard">&lt;/alumno&gt;</text:p>
      <text:p text:style-name="P15"/>
      <text:p text:style-name="P15">&lt;?xml version="1.0" encoding="UTF-8"?&gt;</text:p>
      <text:p text:style-name="P15">&lt;xs:schema xmlns:xs="http://www.w3.org/2001/XMLSchema" elementFormDefault="qualified"&gt;</text:p>
      <text:p text:style-name="P15"><text:s text:c="2"/>&lt;xs:element name="alumno"&gt;</text:p>
      <text:p text:style-name="P15"><text:s text:c="4"/>&lt;xs:complexType&gt;</text:p>
      <text:p text:style-name="P15"><text:s text:c="6"/>&lt;xs:sequence&gt;</text:p>
      <text:p text:style-name="P15"><text:s text:c="8"/>&lt;xs:element name="nombre" type="xs:string"/&gt;</text:p>
      <text:p text:style-name="P15"><text:s text:c="8"/>&lt;xs:element name="direccion" type="xs:string"/&gt;</text:p>
      <text:p text:style-name="P15"><text:s text:c="2"/>&lt;xs:element name="telefonos"&gt;</text:p>
      <text:p text:style-name="P15"><text:s text:c="4"/>&lt;xs:complexType&gt;</text:p>
      <text:p text:style-name="P15"><text:s text:c="6"/>&lt;xs:sequence&gt;</text:p>
      <text:p text:style-name="P15"><text:s text:c="8"/>&lt;xs:element name="fijo" type="xs:string"/&gt;</text:p>
      <text:p text:style-name="P15"><text:s text:c="8"/>&lt;xs:element name="movil" type="xs:string"/&gt;</text:p>
      <text:p text:style-name="P15"><text:s text:c="6"/>&lt;/xs:sequence&gt;</text:p>
      <text:p text:style-name="P15"><text:s text:c="4"/>&lt;/xs:complexType&gt;</text:p>
      <text:p text:style-name="P15"><text:s text:c="2"/>&lt;/xs:element&gt;</text:p>
      <text:p text:style-name="P15"><text:s text:c="6"/>&lt;/xs:sequence&gt;</text:p>
      <text:p text:style-name="P15"><text:s text:c="6"/>&lt;xs:attribute name="dni" type="xs:string" use="required"/&gt;</text:p>
      <text:p text:style-name="P15"><text:s text:c="6"/>&lt;xs:attribute name="numero" type="xs:string" use="required"/&gt;</text:p>
      <text:p text:style-name="P15"><text:s text:c="4"/>&lt;/xs:complexType&gt;</text:p>
      <text:p text:style-name="P15"><text:s text:c="2"/>&lt;/xs:element&gt;</text:p>
      <text:p text:style-name="P15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4-03-11T16:24:43.43</meta:creation-date>
    <dc:date>2019-03-01T09:56:26.020287861</dc:date>
    <meta:editing-duration>PT45M22S</meta:editing-duration>
    <meta:editing-cycles>7</meta:editing-cycles>
    <meta:generator>LibreOffice/6.0.3.2$Linux_X86_64 LibreOffice_project/00m0$Build-2</meta:generator>
    <meta:document-statistic meta:table-count="3" meta:image-count="0" meta:object-count="0" meta:page-count="5" meta:paragraph-count="141" meta:word-count="279" meta:character-count="3815" meta:non-whitespace-character-count="3338"/>
  </office:meta>
</office:document-meta>
</file>